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1909in"/>
    </style:style>
    <style:style style:name="co7" style:family="table-column">
      <style:table-column-properties fo:break-before="auto" style:column-width="0.2854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b7b3ca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00a933" fo:border="0.06pt solid #000000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ffd428"/>
    </style:style>
    <style:style style:name="ce9" style:family="table-cell" style:parent-style-name="Default">
      <style:table-cell-properties fo:background-color="#b7b3ca" style:text-align-source="fix" style:repeat-content="false" fo:wrap-option="wrap" style:vertical-align="middle"/>
      <style:paragraph-properties fo:text-align="start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d428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333333"/>
    </style:style>
    <style:style style:name="ce13" style:family="table-cell" style:parent-style-name="Default">
      <style:table-cell-properties fo:background-color="#666666" fo:border="0.06pt solid #0000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 table:number-columns-repeated="12"/>
          <table:table-cell table:style-name="ce4" office:value-type="string" calcext:value-type="string" table:number-columns-spanned="6" table:number-rows-spanned="1">
            <text:p>Factors left to place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possible digits</text:p>
          </table:table-cell>
          <table:table-cell office:value-type="string" calcext:value-type="string">
            <text:p>Digit 1</text:p>
          </table:table-cell>
          <table:table-cell office:value-type="string" calcext:value-type="string">
            <text:p>Digit 2</text:p>
          </table:table-cell>
          <table:table-cell office:value-type="string" calcext:value-type="string">
            <text:p>Digit 3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5,7,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PRODUCT([.B3:.D3])" office:value-type="float" office:value="280" calcext:value-type="float">
            <text:p>280</text:p>
          </table:table-cell>
          <table:table-cell table:style-name="ce7" office:value-type="float" office:value="280" calcext:value-type="float">
            <text:p>2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F3]/([.G$2]^[.G3])/([.H$2]^[.H3])/([.I$2]^[.I3])/([.J$2]^[.J3])" office:value-type="float" office:value="1" calcext:value-type="float">
            <text:p>1</text:p>
          </table:table-cell>
          <table:table-cell/>
          <table:table-cell table:style-name="ce8" table:formula="of:=[.F3]/[.E3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3]/([.N$2]^[.N3])/([.O$2]^[.O3])/([.P$2]^[.P3])/([.Q$2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3,7,8 or 4,6,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PRODUCT([.B4:.D4])" office:value-type="float" office:value="168" calcext:value-type="float">
            <text:p>168</text:p>
          </table:table-cell>
          <table:table-cell table:style-name="ce7" office:value-type="float" office:value="168" calcext:value-type="float">
            <text:p>1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4]/([.G$2]^[.G4])/([.H$2]^[.H4])/([.I$2]^[.I4])/([.J$2]^[.J4])" office:value-type="float" office:value="1" calcext:value-type="float">
            <text:p>1</text:p>
          </table:table-cell>
          <table:table-cell/>
          <table:table-cell table:style-name="ce8" table:formula="of:=[.F4]/[.E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4]/([.N$2]^[.N4])/([.O$2]^[.O4])/([.P$2]^[.P4])/([.Q$2]^[.Q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2,9,9 or 3,6,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PRODUCT([.B5:.D5])" office:value-type="float" office:value="162" calcext:value-type="float">
            <text:p>162</text:p>
          </table:table-cell>
          <table:table-cell table:style-name="ce7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F5]/([.G$2]^[.G5])/([.H$2]^[.H5])/([.I$2]^[.I5])/([.J$2]^[.J5])" office:value-type="float" office:value="1" calcext:value-type="float">
            <text:p>1</text:p>
          </table:table-cell>
          <table:table-cell/>
          <table:table-cell table:style-name="ce8" table:formula="of:=[.F5]/[.E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5]/([.N$2]^[.N5])/([.O$2]^[.O5])/([.P$2]^[.P5])/([.Q$2]^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5,8,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PRODUCT([.B6:.D6])" office:value-type="float" office:value="360" calcext:value-type="float">
            <text:p>360</text:p>
          </table:table-cell>
          <table:table-cell table:style-name="ce7" office:value-type="float" office:value="360" calcext:value-type="float">
            <text:p>3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6]/([.G$2]^[.G6])/([.H$2]^[.H6])/([.I$2]^[.I6])/([.J$2]^[.J6])" office:value-type="float" office:value="1" calcext:value-type="float">
            <text:p>1</text:p>
          </table:table-cell>
          <table:table-cell/>
          <table:table-cell table:style-name="ce8" table:formula="of:=[.F6]/[.E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6]/([.N$2]^[.N6])/([.O$2]^[.O6])/([.P$2]^[.P6])/([.Q$2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2,6,5 or 3,4,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PRODUCT([.B7:.D7])" office:value-type="float" office:value="60" calcext:value-type="float">
            <text:p>60</text:p>
          </table:table-cell>
          <table:table-cell table:style-name="ce7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F7]/([.G$2]^[.G7])/([.H$2]^[.H7])/([.I$2]^[.I7])/([.J$2]^[.J7])" office:value-type="float" office:value="1" calcext:value-type="float">
            <text:p>1</text:p>
          </table:table-cell>
          <table:table-cell/>
          <table:table-cell table:style-name="ce8" table:formula="of:=[.F7]/[.E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7]/([.N$2]^[.N7])/([.O$2]^[.O7])/([.P$2]^[.P7])/([.Q$2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4,8,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6" table:formula="of:=PRODUCT([.B8:.D8])" office:value-type="float" office:value="256" calcext:value-type="float">
            <text:p>256</text:p>
          </table:table-cell>
          <table:table-cell table:style-name="ce7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[.F8]/([.G$2]^[.G8])/([.H$2]^[.H8])/([.I$2]^[.I8])/([.J$2]^[.J8])" office:value-type="float" office:value="1" calcext:value-type="float">
            <text:p>1</text:p>
          </table:table-cell>
          <table:table-cell/>
          <table:table-cell table:style-name="ce8" table:formula="of:=[.F8]/[.E8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8]/([.N$2]^[.N8])/([.O$2]^[.O8])/([.P$2]^[.P8])/([.Q$2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2,7,9 or 3,6,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PRODUCT([.B9:.D9])" office:value-type="float" office:value="126" calcext:value-type="float">
            <text:p>126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9]/([.G$2]^[.G9])/([.H$2]^[.H9])/([.I$2]^[.I9])/([.J$2]^[.J9])" office:value-type="float" office:value="1" calcext:value-type="float">
            <text:p>1</text:p>
          </table:table-cell>
          <table:table-cell/>
          <table:table-cell table:style-name="ce8" table:formula="of:=[.F9]/[.E9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9]/([.N$2]^[.N9])/([.O$2]^[.O9])/([.P$2]^[.P9])/([.Q$2]^[.Q9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orking Prod</text:p>
          </table:table-cell>
          <table:table-cell table:style-name="ce6" table:formula="of:=PRODUCT([.B3:.B9])" office:value-type="float" office:value="183708" calcext:value-type="float">
            <text:p>183708</text:p>
          </table:table-cell>
          <table:table-cell table:style-name="ce6" table:formula="of:=PRODUCT([.C3:.C9])" office:value-type="float" office:value="245760" calcext:value-type="float">
            <text:p>245760</text:p>
          </table:table-cell>
          <table:table-cell table:style-name="ce6" table:formula="of:=PRODUCT([.D3:.D9])"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get</text:p>
          </table:table-cell>
          <table:table-cell table:style-name="ce7" office:value-type="float" office:value="183708" calcext:value-type="float">
            <text:p>183708</text:p>
          </table:table-cell>
          <table:table-cell table:style-name="ce7" office:value-type="float" office:value="245760" calcext:value-type="float">
            <text:p>245760</text:p>
          </table:table-cell>
          <table:table-cell table:style-name="ce7"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 table:number-columns-spanned="6" table:number-rows-spanned="5">
            <text:p>Calculating the prime factorization. Right most column (or bottom row) is the remaining product to factor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covered-table-cell table:number-columns-repeated="6"/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covered-table-cell table:number-columns-repeated="6"/>
          <table:table-cell table:number-columns-repeated="10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covered-table-cell table:number-columns-repeated="6"/>
          <table:table-cell table:number-columns-repeated="1012"/>
        </table:table-row>
        <table:table-row table:style-name="ro1">
          <table:table-cell table:style-name="ce3"/>
          <table:table-cell table:style-name="ce3" table:formula="of:=[.B11]/([.$A$12]^[.B12])/([.$A$13]^[.B13])/([.$A$14]^[.B14])/([.$A$15]^[.B15])" office:value-type="float" office:value="1" calcext:value-type="float">
            <text:p>1</text:p>
          </table:table-cell>
          <table:table-cell table:style-name="ce3" table:formula="of:=[.C11]/([.$A$12]^[.C12])/([.$A$13]^[.C13])/([.$A$14]^[.C14])/([.$A$15]^[.C15])" office:value-type="float" office:value="1" calcext:value-type="float">
            <text:p>1</text:p>
          </table:table-cell>
          <table:table-cell table:style-name="ce3" table:formula="of:=[.D11]/([.$A$12]^[.D12])/([.$A$13]^[.D13])/([.$A$14]^[.D14])/([.$A$15]^[.D15])" office:value-type="float" office:value="1" calcext:value-type="float">
            <text:p>1</text:p>
          </table:table-cell>
          <table:table-cell table:number-columns-repeated="2"/>
          <table:covered-table-cell table:number-columns-repeated="6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Factors left to place</text:p>
          </table:table-cell>
          <table:covered-table-cell/>
          <table:table-cell table:number-columns-repeated="1022"/>
        </table:table-row>
        <table:table-row table:style-name="ro1">
          <table:table-cell/>
          <table:table-cell table:style-name="ce8" table:formula="of:=[.B11]/[.B10]" office:value-type="float" office:value="1" calcext:value-type="float">
            <text:p>1</text:p>
          </table:table-cell>
          <table:table-cell table:style-name="ce8" table:formula="of:=[.C11]/[.C10]" office:value-type="float" office:value="1" calcext:value-type="float">
            <text:p>1</text:p>
          </table:table-cell>
          <table:table-cell table:style-name="ce8" table:formula="of:=[.D11]/[.D10]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Target/Working product</text:p>
          </table:table-cell>
          <table:table-cell table:style-name="ce8" table:number-columns-repeated="5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[.B18]/([.$A$12]^[.B19])/([.$A$13]^[.B20])/([.$A$14]^[.B21])/([.$A$15]^[.B22])" office:value-type="float" office:value="1" calcext:value-type="float">
            <text:p>1</text:p>
          </table:table-cell>
          <table:table-cell table:formula="of:=[.C18]/([.$A$12]^[.C19])/([.$A$13]^[.C20])/([.$A$14]^[.C21])/([.$A$15]^[.C22])" office:value-type="float" office:value="1" calcext:value-type="float">
            <text:p>1</text:p>
          </table:table-cell>
          <table:table-cell table:formula="of:=[.D18]/([.$A$12]^[.D19])/([.$A$13]^[.D20])/([.$A$14]^[.D21])/([.$A$15]^[.D22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5,7,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formula="of:=[.B2]*[.C2]*[.D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]/([.G$1]^[.G2])/([.H$1]^[.H2])/([.I$1]^[.I2])/([.J$1]^[.J2])" office:value-type="float" office:value="1" calcext:value-type="float">
            <text:p>1</text:p>
          </table:table-cell>
          <table:table-cell/>
          <table:table-cell table:formula="of:=[.F2]/[.E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2]/([.N$1]^[.N2])/([.O$1]^[.O2])/([.P$1]^[.P2])/([.Q$1]^[.Q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3,7,8 or 4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3]*[.C3]*[.D3]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]/([.G$1]^[.G3])/([.H$1]^[.H3])/([.I$1]^[.I3])/([.J$1]^[.J3])" office:value-type="float" office:value="1" calcext:value-type="float">
            <text:p>1</text:p>
          </table:table-cell>
          <table:table-cell/>
          <table:table-cell table:formula="of:=[.F3]/[.E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3]/([.N$1]^[.N3])/([.O$1]^[.O3])/([.P$1]^[.P3])/([.Q$1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9,9 or 3,6,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formula="of:=[.B4]*[.C4]*[.D4]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/([.G$1]^[.G4])/([.H$1]^[.H4])/([.I$1]^[.I4])/([.J$1]^[.J4])" office:value-type="float" office:value="1" calcext:value-type="float">
            <text:p>1</text:p>
          </table:table-cell>
          <table:table-cell/>
          <table:table-cell table:formula="of:=[.F4]/[.E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4]/([.N$1]^[.N4])/([.O$1]^[.O4])/([.P$1]^[.P4])/([.Q$1]^[.Q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5,8,9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5]*[.C5]*[.D5]"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]/([.G$1]^[.G5])/([.H$1]^[.H5])/([.I$1]^[.I5])/([.J$1]^[.J5])" office:value-type="float" office:value="1" calcext:value-type="float">
            <text:p>1</text:p>
          </table:table-cell>
          <table:table-cell/>
          <table:table-cell table:formula="of:=[.F5]/[.E5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5]/([.N$1]^[.N5])/([.O$1]^[.O5])/([.P$1]^[.P5])/([.Q$1]^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6,5 or 3,4,5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formula="of:=[.B6]*[.C6]*[.D6]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]/([.G$1]^[.G6])/([.H$1]^[.H6])/([.I$1]^[.I6])/([.J$1]^[.J6])" office:value-type="float" office:value="1" calcext:value-type="float">
            <text:p>1</text:p>
          </table:table-cell>
          <table:table-cell/>
          <table:table-cell table:formula="of:=[.F6]/[.E6]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6]/([.N$1]^[.N6])/([.O$1]^[.O6])/([.P$1]^[.P6])/([.Q$1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4,8,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formula="of:=[.B7]*[.C7]*[.D7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7]/([.G$1]^[.G7])/([.H$1]^[.H7])/([.I$1]^[.I7])/([.J$1]^[.J7])" office:value-type="float" office:value="1" calcext:value-type="float">
            <text:p>1</text:p>
          </table:table-cell>
          <table:table-cell/>
          <table:table-cell table:formula="of:=[.F7]/[.E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7]/([.N$1]^[.N7])/([.O$1]^[.O7])/([.P$1]^[.P7])/([.Q$1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7,9 or 3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8]*[.C8]*[.D8]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8]/([.G$1]^[.G8])/([.H$1]^[.H8])/([.I$1]^[.I8])/([.J$1]^[.J8])" office:value-type="float" office:value="1" calcext:value-type="float">
            <text:p>1</text:p>
          </table:table-cell>
          <table:table-cell/>
          <table:table-cell table:formula="of:=[.F8]/[.E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8]/([.N$1]^[.N8])/([.O$1]^[.O8])/([.P$1]^[.P8])/([.Q$1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formula="of:=[.B8]*[.B7]*[.B6]*[.B5]*[.B4]*[.B3]*[.B2]" office:value-type="float" office:value="252" calcext:value-type="float">
            <text:p>252</text:p>
          </table:table-cell>
          <table:table-cell table:formula="of:=[.C8]*[.C7]*[.C6]*[.C5]*[.C4]*[.C3]*[.C2]" office:value-type="float" office:value="960" calcext:value-type="float">
            <text:p>960</text:p>
          </table:table-cell>
          <table:table-cell table:formula="of:=[.D8]*[.D7]*[.D6]*[.D5]*[.D4]*[.D3]*[.D2]"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708" calcext:value-type="float">
            <text:p>183708</text:p>
          </table:table-cell>
          <table:table-cell office:value-type="float" office:value="245760" calcext:value-type="float">
            <text:p>245760</text:p>
          </table:table-cell>
          <table:table-cell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[.B10]/([.$A$11]^[.B11])/([.$A$12]^[.B12])/([.$A$13]^[.B13])/([.$A$14]^[.B14])" office:value-type="float" office:value="1" calcext:value-type="float">
            <text:p>1</text:p>
          </table:table-cell>
          <table:table-cell table:formula="of:=[.C10]/([.$A$11]^[.C11])/([.$A$12]^[.C12])/([.$A$13]^[.C13])/([.$A$14]^[.C14])" office:value-type="float" office:value="1" calcext:value-type="float">
            <text:p>1</text:p>
          </table:table-cell>
          <table:table-cell table:formula="of:=[.D10]/([.$A$11]^[.D11])/([.$A$12]^[.D12])/([.$A$13]^[.D13])/([.$A$14]^[.D14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x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formula="of:=[.B10]/[.B9]" office:value-type="float" office:value="729" calcext:value-type="float">
            <text:p>729</text:p>
          </table:table-cell>
          <table:table-cell table:formula="of:=[.C10]/[.C9]" office:value-type="float" office:value="256" calcext:value-type="float">
            <text:p>256</text:p>
          </table:table-cell>
          <table:table-cell table:formula="of:=[.D10]/[.D9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x2x2, 2x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[.B17]/([.$A$11]^[.B18])/([.$A$12]^[.B19])/([.$A$13]^[.B20])/([.$A$14]^[.B21])" office:value-type="float" office:value="1" calcext:value-type="float">
            <text:p>1</text:p>
          </table:table-cell>
          <table:table-cell table:formula="of:=[.C17]/([.$A$11]^[.C18])/([.$A$12]^[.C19])/([.$A$13]^[.C20])/([.$A$14]^[.C21])" office:value-type="float" office:value="1" calcext:value-type="float">
            <text:p>1</text:p>
          </table:table-cell>
          <table:table-cell table:formula="of:=[.D17]/([.$A$11]^[.D18])/([.$A$12]^[.D19])/([.$A$13]^[.D20])/([.$A$14]^[.D21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5,7,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formula="of:=[.B2]*[.C2]*[.D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F2]/([.G$1]^[.G2])/([.H$1]^[.H2])/([.I$1]^[.I2])/([.J$1]^[.J2])" office:value-type="float" office:value="1" calcext:value-type="float">
            <text:p>1</text:p>
          </table:table-cell>
          <table:table-cell/>
          <table:table-cell table:formula="of:=[.F2]/[.E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2]/([.N$1]^[.N2])/([.O$1]^[.O2])/([.P$1]^[.P2])/([.Q$1]^[.Q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3,7,8 or 4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3]*[.C3]*[.D3]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3]/([.G$1]^[.G3])/([.H$1]^[.H3])/([.I$1]^[.I3])/([.J$1]^[.J3])" office:value-type="float" office:value="1" calcext:value-type="float">
            <text:p>1</text:p>
          </table:table-cell>
          <table:table-cell/>
          <table:table-cell table:formula="of:=[.F3]/[.E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3]/([.N$1]^[.N3])/([.O$1]^[.O3])/([.P$1]^[.P3])/([.Q$1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9,9 or 3,6,9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formula="of:=[.B4]*[.C4]*[.D4]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4]/([.G$1]^[.G4])/([.H$1]^[.H4])/([.I$1]^[.I4])/([.J$1]^[.J4])" office:value-type="float" office:value="1" calcext:value-type="float">
            <text:p>1</text:p>
          </table:table-cell>
          <table:table-cell/>
          <table:table-cell table:formula="of:=[.F4]/[.E4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4]/([.N$1]^[.N4])/([.O$1]^[.O4])/([.P$1]^[.P4])/([.Q$1]^[.Q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5,8,9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formula="of:=[.B5]*[.C5]*[.D5]"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5]/([.G$1]^[.G5])/([.H$1]^[.H5])/([.I$1]^[.I5])/([.J$1]^[.J5])" office:value-type="float" office:value="1" calcext:value-type="float">
            <text:p>1</text:p>
          </table:table-cell>
          <table:table-cell/>
          <table:table-cell table:formula="of:=[.F5]/[.E5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5]/([.N$1]^[.N5])/([.O$1]^[.O5])/([.P$1]^[.P5])/([.Q$1]^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6,5 or 3,4,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6]*[.C6]*[.D6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6]/([.G$1]^[.G6])/([.H$1]^[.H6])/([.I$1]^[.I6])/([.J$1]^[.J6])" office:value-type="float" office:value="1" calcext:value-type="float">
            <text:p>1</text:p>
          </table:table-cell>
          <table:table-cell/>
          <table:table-cell table:formula="of:=[.F6]/[.E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6]/([.N$1]^[.N6])/([.O$1]^[.O6])/([.P$1]^[.P6])/([.Q$1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4,8,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formula="of:=[.B7]*[.C7]*[.D7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7]/([.G$1]^[.G7])/([.H$1]^[.H7])/([.I$1]^[.I7])/([.J$1]^[.J7])" office:value-type="float" office:value="1" calcext:value-type="float">
            <text:p>1</text:p>
          </table:table-cell>
          <table:table-cell/>
          <table:table-cell table:formula="of:=[.F7]/[.E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7]/([.N$1]^[.N7])/([.O$1]^[.O7])/([.P$1]^[.P7])/([.Q$1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7,9 or 3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8]*[.C8]*[.D8]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8]/([.G$1]^[.G8])/([.H$1]^[.H8])/([.I$1]^[.I8])/([.J$1]^[.J8])" office:value-type="float" office:value="1" calcext:value-type="float">
            <text:p>1</text:p>
          </table:table-cell>
          <table:table-cell/>
          <table:table-cell table:formula="of:=[.F8]/[.E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8]/([.N$1]^[.N8])/([.O$1]^[.O8])/([.P$1]^[.P8])/([.Q$1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formula="of:=[.B8]*[.B7]*[.B6]*[.B5]*[.B4]*[.B3]*[.B2]" office:value-type="float" office:value="28" calcext:value-type="float">
            <text:p>28</text:p>
          </table:table-cell>
          <table:table-cell table:formula="of:=[.C8]*[.C7]*[.C6]*[.C5]*[.C4]*[.C3]*[.C2]" office:value-type="float" office:value="320" calcext:value-type="float">
            <text:p>320</text:p>
          </table:table-cell>
          <table:table-cell table:formula="of:=[.D8]*[.D7]*[.D6]*[.D5]*[.D4]*[.D3]*[.D2]"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708" calcext:value-type="float">
            <text:p>183708</text:p>
          </table:table-cell>
          <table:table-cell office:value-type="float" office:value="245760" calcext:value-type="float">
            <text:p>245760</text:p>
          </table:table-cell>
          <table:table-cell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number-columns-repeated="101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[.B10]/([.$A$11]^[.B11])/([.$A$12]^[.B12])/([.$A$13]^[.B13])/([.$A$14]^[.B14])" office:value-type="float" office:value="1" calcext:value-type="float">
            <text:p>1</text:p>
          </table:table-cell>
          <table:table-cell table:formula="of:=[.C10]/([.$A$11]^[.C11])/([.$A$12]^[.C12])/([.$A$13]^[.C13])/([.$A$14]^[.C14])" office:value-type="float" office:value="1" calcext:value-type="float">
            <text:p>1</text:p>
          </table:table-cell>
          <table:table-cell table:formula="of:=[.D10]/([.$A$11]^[.D11])/([.$A$12]^[.D12])/([.$A$13]^[.D13])/([.$A$14]^[.D14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x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formula="of:=[.B10]/[.B9]" office:value-type="float" office:value="6561" calcext:value-type="float">
            <text:p>6561</text:p>
          </table:table-cell>
          <table:table-cell table:formula="of:=[.C10]/[.C9]" office:value-type="float" office:value="768" calcext:value-type="float">
            <text:p>768</text:p>
          </table:table-cell>
          <table:table-cell table:formula="of:=[.D10]/[.D9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x2x2, 2x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[.B17]/([.$A$11]^[.B18])/([.$A$12]^[.B19])/([.$A$13]^[.B20])/([.$A$14]^[.B21])" office:value-type="float" office:value="1" calcext:value-type="float">
            <text:p>1</text:p>
          </table:table-cell>
          <table:table-cell table:formula="of:=[.C17]/([.$A$11]^[.C18])/([.$A$12]^[.C19])/([.$A$13]^[.C20])/([.$A$14]^[.C21])" office:value-type="float" office:value="1" calcext:value-type="float">
            <text:p>1</text:p>
          </table:table-cell>
          <table:table-cell table:formula="of:=[.D17]/([.$A$11]^[.D18])/([.$A$12]^[.D19])/([.$A$13]^[.D20])/([.$A$14]^[.D21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5,7,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formula="of:=[.B2]*[.C2]*[.D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F2]/([.G$1]^[.G2])/([.H$1]^[.H2])/([.I$1]^[.I2])/([.J$1]^[.J2])" office:value-type="float" office:value="1" calcext:value-type="float">
            <text:p>1</text:p>
          </table:table-cell>
          <table:table-cell/>
          <table:table-cell table:formula="of:=[.F2]/[.E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2]/([.N$1]^[.N2])/([.O$1]^[.O2])/([.P$1]^[.P2])/([.Q$1]^[.Q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3,7,8 or 4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3]*[.C3]*[.D3]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3]/([.G$1]^[.G3])/([.H$1]^[.H3])/([.I$1]^[.I3])/([.J$1]^[.J3])" office:value-type="float" office:value="1" calcext:value-type="float">
            <text:p>1</text:p>
          </table:table-cell>
          <table:table-cell/>
          <table:table-cell table:formula="of:=[.F3]/[.E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3]/([.N$1]^[.N3])/([.O$1]^[.O3])/([.P$1]^[.P3])/([.Q$1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9,9 or 3,6,9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formula="of:=[.B4]*[.C4]*[.D4]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4]/([.G$1]^[.G4])/([.H$1]^[.H4])/([.I$1]^[.I4])/([.J$1]^[.J4])" office:value-type="float" office:value="1" calcext:value-type="float">
            <text:p>1</text:p>
          </table:table-cell>
          <table:table-cell/>
          <table:table-cell table:formula="of:=[.F4]/[.E4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4]/([.N$1]^[.N4])/([.O$1]^[.O4])/([.P$1]^[.P4])/([.Q$1]^[.Q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5,8,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formula="of:=[.B5]*[.C5]*[.D5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5]/([.G$1]^[.G5])/([.H$1]^[.H5])/([.I$1]^[.I5])/([.J$1]^[.J5])" office:value-type="float" office:value="1" calcext:value-type="float">
            <text:p>1</text:p>
          </table:table-cell>
          <table:table-cell/>
          <table:table-cell table:formula="of:=[.F5]/[.E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5]/([.N$1]^[.N5])/([.O$1]^[.O5])/([.P$1]^[.P5])/([.Q$1]^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6,5 or 3,4,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6]*[.C6]*[.D6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6]/([.G$1]^[.G6])/([.H$1]^[.H6])/([.I$1]^[.I6])/([.J$1]^[.J6])" office:value-type="float" office:value="1" calcext:value-type="float">
            <text:p>1</text:p>
          </table:table-cell>
          <table:table-cell/>
          <table:table-cell table:formula="of:=[.F6]/[.E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6]/([.N$1]^[.N6])/([.O$1]^[.O6])/([.P$1]^[.P6])/([.Q$1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4,8,8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formula="of:=[.B7]*[.C7]*[.D7]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7]/([.G$1]^[.G7])/([.H$1]^[.H7])/([.I$1]^[.I7])/([.J$1]^[.J7])" office:value-type="float" office:value="1" calcext:value-type="float">
            <text:p>1</text:p>
          </table:table-cell>
          <table:table-cell/>
          <table:table-cell table:formula="of:=[.F7]/[.E7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7]/([.N$1]^[.N7])/([.O$1]^[.O7])/([.P$1]^[.P7])/([.Q$1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7,9 or 3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8]*[.C8]*[.D8]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8]/([.G$1]^[.G8])/([.H$1]^[.H8])/([.I$1]^[.I8])/([.J$1]^[.J8])" office:value-type="float" office:value="1" calcext:value-type="float">
            <text:p>1</text:p>
          </table:table-cell>
          <table:table-cell/>
          <table:table-cell table:formula="of:=[.F8]/[.E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8]/([.N$1]^[.N8])/([.O$1]^[.O8])/([.P$1]^[.P8])/([.Q$1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formula="of:=[.B8]*[.B7]*[.B6]*[.B5]*[.B4]*[.B3]*[.B2]" office:value-type="float" office:value="63" calcext:value-type="float">
            <text:p>63</text:p>
          </table:table-cell>
          <table:table-cell table:formula="of:=[.C8]*[.C7]*[.C6]*[.C5]*[.C4]*[.C3]*[.C2]" office:value-type="float" office:value="40" calcext:value-type="float">
            <text:p>40</text:p>
          </table:table-cell>
          <table:table-cell table:formula="of:=[.D8]*[.D7]*[.D6]*[.D5]*[.D4]*[.D3]*[.D2]" office:value-type="float" office:value="29400" calcext:value-type="float">
            <text:p>29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708" calcext:value-type="float">
            <text:p>183708</text:p>
          </table:table-cell>
          <table:table-cell office:value-type="float" office:value="245760" calcext:value-type="float">
            <text:p>245760</text:p>
          </table:table-cell>
          <table:table-cell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number-columns-repeated="101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[.B10]/([.$A$11]^[.B11])/([.$A$12]^[.B12])/([.$A$13]^[.B13])/([.$A$14]^[.B14])" office:value-type="float" office:value="1" calcext:value-type="float">
            <text:p>1</text:p>
          </table:table-cell>
          <table:table-cell table:formula="of:=[.C10]/([.$A$11]^[.C11])/([.$A$12]^[.C12])/([.$A$13]^[.C13])/([.$A$14]^[.C14])" office:value-type="float" office:value="1" calcext:value-type="float">
            <text:p>1</text:p>
          </table:table-cell>
          <table:table-cell table:formula="of:=[.D10]/([.$A$11]^[.D11])/([.$A$12]^[.D12])/([.$A$13]^[.D13])/([.$A$14]^[.D14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x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formula="of:=[.B10]/[.B9]" office:value-type="float" office:value="2916" calcext:value-type="float">
            <text:p>2916</text:p>
          </table:table-cell>
          <table:table-cell table:formula="of:=[.C10]/[.C9]" office:value-type="float" office:value="6144" calcext:value-type="float">
            <text:p>6144</text:p>
          </table:table-cell>
          <table:table-cell table:formula="of:=[.D10]/[.D9]"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x2x2, 2x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[.B17]/([.$A$11]^[.B18])/([.$A$12]^[.B19])/([.$A$13]^[.B20])/([.$A$14]^[.B21])" office:value-type="float" office:value="1" calcext:value-type="float">
            <text:p>1</text:p>
          </table:table-cell>
          <table:table-cell table:formula="of:=[.C17]/([.$A$11]^[.C18])/([.$A$12]^[.C19])/([.$A$13]^[.C20])/([.$A$14]^[.C21])" office:value-type="float" office:value="1" calcext:value-type="float">
            <text:p>1</text:p>
          </table:table-cell>
          <table:table-cell table:formula="of:=[.D17]/([.$A$11]^[.D18])/([.$A$12]^[.D19])/([.$A$13]^[.D20])/([.$A$14]^[.D21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 table:style-name="ce14" office:value-type="string" calcext:value-type="string">
            <text:p>FAIL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5,7,8</text:p>
          </table:table-cell>
          <table:table-cell table:style-name="ce1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formula="of:=[.B2]*[.C2]*[.D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]/([.G$1]^[.G2])/([.H$1]^[.H2])/([.I$1]^[.I2])/([.J$1]^[.J2])" office:value-type="float" office:value="1" calcext:value-type="float">
            <text:p>1</text:p>
          </table:table-cell>
          <table:table-cell/>
          <table:table-cell table:formula="of:=[.F2]/[.E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2]/([.N$1]^[.N2])/([.O$1]^[.O2])/([.P$1]^[.P2])/([.Q$1]^[.Q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3,7,8 or 4,6,7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3]*[.C3]*[.D3]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]/([.G$1]^[.G3])/([.H$1]^[.H3])/([.I$1]^[.I3])/([.J$1]^[.J3])" office:value-type="float" office:value="1" calcext:value-type="float">
            <text:p>1</text:p>
          </table:table-cell>
          <table:table-cell/>
          <table:table-cell table:formula="of:=[.F3]/[.E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3]/([.N$1]^[.N3])/([.O$1]^[.O3])/([.P$1]^[.P3])/([.Q$1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9,9 or 3,6,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B4]*[.C4]*[.D4]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/([.G$1]^[.G4])/([.H$1]^[.H4])/([.I$1]^[.I4])/([.J$1]^[.J4])" office:value-type="float" office:value="1" calcext:value-type="float">
            <text:p>1</text:p>
          </table:table-cell>
          <table:table-cell/>
          <table:table-cell table:formula="of:=[.F4]/[.E4]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4]/([.N$1]^[.N4])/([.O$1]^[.O4])/([.P$1]^[.P4])/([.Q$1]^[.Q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5,8,9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5]*[.C5]*[.D5]"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]/([.G$1]^[.G5])/([.H$1]^[.H5])/([.I$1]^[.I5])/([.J$1]^[.J5])" office:value-type="float" office:value="1" calcext:value-type="float">
            <text:p>1</text:p>
          </table:table-cell>
          <table:table-cell/>
          <table:table-cell table:formula="of:=[.F5]/[.E5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5]/([.N$1]^[.N5])/([.O$1]^[.O5])/([.P$1]^[.P5])/([.Q$1]^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6,5 or 3,4,5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6]*[.C6]*[.D6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]/([.G$1]^[.G6])/([.H$1]^[.H6])/([.I$1]^[.I6])/([.J$1]^[.J6])" office:value-type="float" office:value="1" calcext:value-type="float">
            <text:p>1</text:p>
          </table:table-cell>
          <table:table-cell/>
          <table:table-cell table:formula="of:=[.F6]/[.E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6]/([.N$1]^[.N6])/([.O$1]^[.O6])/([.P$1]^[.P6])/([.Q$1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4,8,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B7]*[.C7]*[.D7]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7]/([.G$1]^[.G7])/([.H$1]^[.H7])/([.I$1]^[.I7])/([.J$1]^[.J7])" office:value-type="float" office:value="1" calcext:value-type="float">
            <text:p>1</text:p>
          </table:table-cell>
          <table:table-cell/>
          <table:table-cell table:formula="of:=[.F7]/[.E7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7]/([.N$1]^[.N7])/([.O$1]^[.O7])/([.P$1]^[.P7])/([.Q$1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7,9 or 3,6,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B8]*[.C8]*[.D8]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8]/([.G$1]^[.G8])/([.H$1]^[.H8])/([.I$1]^[.I8])/([.J$1]^[.J8])" office:value-type="float" office:value="1" calcext:value-type="float">
            <text:p>1</text:p>
          </table:table-cell>
          <table:table-cell/>
          <table:table-cell table:formula="of:=[.F8]/[.E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8]/([.N$1]^[.N8])/([.O$1]^[.O8])/([.P$1]^[.P8])/([.Q$1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14" table:formula="of:=[.B8]*[.B7]*[.B6]*[.B5]*[.B4]*[.B3]*[.B2]" office:value-type="float" office:value="56" calcext:value-type="float">
            <text:p>56</text:p>
          </table:table-cell>
          <table:table-cell table:formula="of:=[.C8]*[.C7]*[.C6]*[.C5]*[.C4]*[.C3]*[.C2]" office:value-type="float" office:value="5" calcext:value-type="float">
            <text:p>5</text:p>
          </table:table-cell>
          <table:table-cell table:formula="of:=[.D8]*[.D7]*[.D6]*[.D5]*[.D4]*[.D3]*[.D2]" office:value-type="float" office:value="1225" calcext:value-type="float">
            <text:p>1225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float" office:value="183708" calcext:value-type="float">
            <text:p>183708</text:p>
          </table:table-cell>
          <table:table-cell office:value-type="float" office:value="245760" calcext:value-type="float">
            <text:p>245760</text:p>
          </table:table-cell>
          <table:table-cell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4" table:formula="of:=[.B10]/([.$A$11]^[.B11])/([.$A$12]^[.B12])/([.$A$13]^[.B13])/([.$A$14]^[.B14])" office:value-type="float" office:value="1" calcext:value-type="float">
            <text:p>1</text:p>
          </table:table-cell>
          <table:table-cell table:formula="of:=[.C10]/([.$A$11]^[.C11])/([.$A$12]^[.C12])/([.$A$13]^[.C13])/([.$A$14]^[.C14])" office:value-type="float" office:value="1" calcext:value-type="float">
            <text:p>1</text:p>
          </table:table-cell>
          <table:table-cell table:formula="of:=[.D10]/([.$A$11]^[.D11])/([.$A$12]^[.D12])/([.$A$13]^[.D13])/([.$A$14]^[.D14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x3</text:p>
          </table:table-cell>
          <table:table-cell table:number-columns-repeated="1016"/>
        </table:table-row>
        <table:table-row table:style-name="ro1">
          <table:table-cell/>
          <table:table-cell table:style-name="ce14"/>
          <table:table-cell table:number-columns-repeated="4"/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4" table:formula="of:=[.B10]/[.B9]" office:value-type="float" office:value="3280.5" calcext:value-type="float">
            <text:p>3280.5</text:p>
          </table:table-cell>
          <table:table-cell table:formula="of:=[.C10]/[.C9]" office:value-type="float" office:value="49152" calcext:value-type="float">
            <text:p>49152</text:p>
          </table:table-cell>
          <table:table-cell table:formula="of:=[.D10]/[.D9]" office:value-type="float" office:value="96" calcext:value-type="float">
            <text:p>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x2x2, 2x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7]/([.$A$11]^[.B18])/([.$A$12]^[.B19])/([.$A$13]^[.B20])/([.$A$14]^[.B21])" office:value-type="float" office:value="0.5" calcext:value-type="float">
            <text:p>0.5</text:p>
          </table:table-cell>
          <table:table-cell table:formula="of:=[.C17]/([.$A$11]^[.C18])/([.$A$12]^[.C19])/([.$A$13]^[.C20])/([.$A$14]^[.C21])" office:value-type="float" office:value="1" calcext:value-type="float">
            <text:p>1</text:p>
          </table:table-cell>
          <table:table-cell table:formula="of:=[.D17]/([.$A$11]^[.D18])/([.$A$12]^[.D19])/([.$A$13]^[.D20])/([.$A$14]^[.D21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 table:style-name="ce14" office:value-type="string" calcext:value-type="string">
            <text:p>FAIL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5,7,8</text:p>
          </table:table-cell>
          <table:table-cell table:style-name="ce1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formula="of:=[.B2]*[.C2]*[.D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F2]/([.G$1]^[.G2])/([.H$1]^[.H2])/([.I$1]^[.I2])/([.J$1]^[.J2])" office:value-type="float" office:value="1" calcext:value-type="float">
            <text:p>1</text:p>
          </table:table-cell>
          <table:table-cell/>
          <table:table-cell table:formula="of:=[.F2]/[.E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2]/([.N$1]^[.N2])/([.O$1]^[.O2])/([.P$1]^[.P2])/([.Q$1]^[.Q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3,7,8 or 4,6,7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3]*[.C3]*[.D3]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3]/([.G$1]^[.G3])/([.H$1]^[.H3])/([.I$1]^[.I3])/([.J$1]^[.J3])" office:value-type="float" office:value="1" calcext:value-type="float">
            <text:p>1</text:p>
          </table:table-cell>
          <table:table-cell/>
          <table:table-cell table:formula="of:=[.F3]/[.E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3]/([.N$1]^[.N3])/([.O$1]^[.O3])/([.P$1]^[.P3])/([.Q$1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9,9 or 3,6,9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[.B4]*[.C4]*[.D4]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4]/([.G$1]^[.G4])/([.H$1]^[.H4])/([.I$1]^[.I4])/([.J$1]^[.J4])" office:value-type="float" office:value="1" calcext:value-type="float">
            <text:p>1</text:p>
          </table:table-cell>
          <table:table-cell/>
          <table:table-cell table:formula="of:=[.F4]/[.E4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4]/([.N$1]^[.N4])/([.O$1]^[.O4])/([.P$1]^[.P4])/([.Q$1]^[.Q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5,8,9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5]*[.C5]*[.D5]"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5]/([.G$1]^[.G5])/([.H$1]^[.H5])/([.I$1]^[.I5])/([.J$1]^[.J5])" office:value-type="float" office:value="1" calcext:value-type="float">
            <text:p>1</text:p>
          </table:table-cell>
          <table:table-cell/>
          <table:table-cell table:formula="of:=[.F5]/[.E5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5]/([.N$1]^[.N5])/([.O$1]^[.O5])/([.P$1]^[.P5])/([.Q$1]^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6,5 or 3,4,5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6]*[.C6]*[.D6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6]/([.G$1]^[.G6])/([.H$1]^[.H6])/([.I$1]^[.I6])/([.J$1]^[.J6])" office:value-type="float" office:value="1" calcext:value-type="float">
            <text:p>1</text:p>
          </table:table-cell>
          <table:table-cell/>
          <table:table-cell table:formula="of:=[.F6]/[.E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6]/([.N$1]^[.N6])/([.O$1]^[.O6])/([.P$1]^[.P6])/([.Q$1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4,8,8</text:p>
          </table:table-cell>
          <table:table-cell table:style-name="ce15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formula="of:=[.B7]*[.C7]*[.D7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7]/([.G$1]^[.G7])/([.H$1]^[.H7])/([.I$1]^[.I7])/([.J$1]^[.J7])" office:value-type="float" office:value="1" calcext:value-type="float">
            <text:p>1</text:p>
          </table:table-cell>
          <table:table-cell/>
          <table:table-cell table:formula="of:=[.F7]/[.E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7]/([.N$1]^[.N7])/([.O$1]^[.O7])/([.P$1]^[.P7])/([.Q$1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7,9 or 3,6,7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8]*[.C8]*[.D8]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8]/([.G$1]^[.G8])/([.H$1]^[.H8])/([.I$1]^[.I8])/([.J$1]^[.J8])" office:value-type="float" office:value="1" calcext:value-type="float">
            <text:p>1</text:p>
          </table:table-cell>
          <table:table-cell/>
          <table:table-cell table:formula="of:=[.F8]/[.E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8]/([.N$1]^[.N8])/([.O$1]^[.O8])/([.P$1]^[.P8])/([.Q$1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14" table:formula="of:=[.B8]*[.B7]*[.B6]*[.B5]*[.B4]*[.B3]*[.B2]" office:value-type="float" office:value="56" calcext:value-type="float">
            <text:p>56</text:p>
          </table:table-cell>
          <table:table-cell table:formula="of:=[.C8]*[.C7]*[.C6]*[.C5]*[.C4]*[.C3]*[.C2]" office:value-type="float" office:value="40" calcext:value-type="float">
            <text:p>40</text:p>
          </table:table-cell>
          <table:table-cell table:formula="of:=[.D8]*[.D7]*[.D6]*[.D5]*[.D4]*[.D3]*[.D2]"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float" office:value="183708" calcext:value-type="float">
            <text:p>183708</text:p>
          </table:table-cell>
          <table:table-cell office:value-type="float" office:value="245760" calcext:value-type="float">
            <text:p>245760</text:p>
          </table:table-cell>
          <table:table-cell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number-columns-repeated="101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4" table:formula="of:=[.B10]/([.$A$11]^[.B11])/([.$A$12]^[.B12])/([.$A$13]^[.B13])/([.$A$14]^[.B14])" office:value-type="float" office:value="1" calcext:value-type="float">
            <text:p>1</text:p>
          </table:table-cell>
          <table:table-cell table:formula="of:=[.C10]/([.$A$11]^[.C11])/([.$A$12]^[.C12])/([.$A$13]^[.C13])/([.$A$14]^[.C14])" office:value-type="float" office:value="1" calcext:value-type="float">
            <text:p>1</text:p>
          </table:table-cell>
          <table:table-cell table:formula="of:=[.D10]/([.$A$11]^[.D11])/([.$A$12]^[.D12])/([.$A$13]^[.D13])/([.$A$14]^[.D14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x3</text:p>
          </table:table-cell>
          <table:table-cell table:number-columns-repeated="1016"/>
        </table:table-row>
        <table:table-row table:style-name="ro1">
          <table:table-cell/>
          <table:table-cell table:style-name="ce14"/>
          <table:table-cell table:number-columns-repeated="4"/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4" table:formula="of:=[.B10]/[.B9]" office:value-type="float" office:value="3280.5" calcext:value-type="float">
            <text:p>3280.5</text:p>
          </table:table-cell>
          <table:table-cell table:formula="of:=[.C10]/[.C9]" office:value-type="float" office:value="6144" calcext:value-type="float">
            <text:p>6144</text:p>
          </table:table-cell>
          <table:table-cell table:formula="of:=[.D10]/[.D9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x2x2, 2x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7]/([.$A$11]^[.B18])/([.$A$12]^[.B19])/([.$A$13]^[.B20])/([.$A$14]^[.B21])" office:value-type="float" office:value="0.5" calcext:value-type="float">
            <text:p>0.5</text:p>
          </table:table-cell>
          <table:table-cell table:formula="of:=[.C17]/([.$A$11]^[.C18])/([.$A$12]^[.C19])/([.$A$13]^[.C20])/([.$A$14]^[.C21])" office:value-type="float" office:value="1" calcext:value-type="float">
            <text:p>1</text:p>
          </table:table-cell>
          <table:table-cell table:formula="of:=[.D17]/([.$A$11]^[.D18])/([.$A$12]^[.D19])/([.$A$13]^[.D20])/([.$A$14]^[.D21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2" table:default-cell-style-name="ce1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 table:style-name="ce14" office:value-type="string" calcext:value-type="string">
            <text:p>F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5,7,8</text:p>
          </table:table-cell>
          <table:table-cell table:style-name="ce1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formula="of:=[.B2]*[.C2]*[.D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]/([.G$1]^[.G2])/([.H$1]^[.H2])/([.I$1]^[.I2])/([.J$1]^[.J2])" office:value-type="float" office:value="1" calcext:value-type="float">
            <text:p>1</text:p>
          </table:table-cell>
          <table:table-cell/>
          <table:table-cell table:formula="of:=[.F2]/[.E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2]/([.N$1]^[.N2])/([.O$1]^[.O2])/([.P$1]^[.P2])/([.Q$1]^[.Q2])" office:value-type="float" office:value="0.125" calcext:value-type="float">
            <text:p>0.125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3,7,8 or 4,6,7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B3]*[.C3]*[.D3]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]/([.G$1]^[.G3])/([.H$1]^[.H3])/([.I$1]^[.I3])/([.J$1]^[.J3])" office:value-type="float" office:value="1" calcext:value-type="float">
            <text:p>1</text:p>
          </table:table-cell>
          <table:table-cell/>
          <table:table-cell table:formula="of:=[.F3]/[.E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3]/([.N$1]^[.N3])/([.O$1]^[.O3])/([.P$1]^[.P3])/([.Q$1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9,9 or 3,6,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B4]*[.C4]*[.D4]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/([.G$1]^[.G4])/([.H$1]^[.H4])/([.I$1]^[.I4])/([.J$1]^[.J4])" office:value-type="float" office:value="1" calcext:value-type="float">
            <text:p>1</text:p>
          </table:table-cell>
          <table:table-cell/>
          <table:table-cell table:formula="of:=[.F4]/[.E4]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4]/([.N$1]^[.N4])/([.O$1]^[.O4])/([.P$1]^[.P4])/([.Q$1]^[.Q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5,8,9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5]*[.C5]*[.D5]"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]/([.G$1]^[.G5])/([.H$1]^[.H5])/([.I$1]^[.I5])/([.J$1]^[.J5])" office:value-type="float" office:value="1" calcext:value-type="float">
            <text:p>1</text:p>
          </table:table-cell>
          <table:table-cell/>
          <table:table-cell table:formula="of:=[.F5]/[.E5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5]/([.N$1]^[.N5])/([.O$1]^[.O5])/([.P$1]^[.P5])/([.Q$1]^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6,5 or 3,4,5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6]*[.C6]*[.D6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]/([.G$1]^[.G6])/([.H$1]^[.H6])/([.I$1]^[.I6])/([.J$1]^[.J6])" office:value-type="float" office:value="1" calcext:value-type="float">
            <text:p>1</text:p>
          </table:table-cell>
          <table:table-cell/>
          <table:table-cell table:formula="of:=[.F6]/[.E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6]/([.N$1]^[.N6])/([.O$1]^[.O6])/([.P$1]^[.P6])/([.Q$1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4,8,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B7]*[.C7]*[.D7]"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7]/([.G$1]^[.G7])/([.H$1]^[.H7])/([.I$1]^[.I7])/([.J$1]^[.J7])" office:value-type="float" office:value="1" calcext:value-type="float">
            <text:p>1</text:p>
          </table:table-cell>
          <table:table-cell/>
          <table:table-cell table:formula="of:=[.F7]/[.E7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7]/([.N$1]^[.N7])/([.O$1]^[.O7])/([.P$1]^[.P7])/([.Q$1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7,9 or 3,6,7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8]*[.C8]*[.D8]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8]/([.G$1]^[.G8])/([.H$1]^[.H8])/([.I$1]^[.I8])/([.J$1]^[.J8])" office:value-type="float" office:value="1" calcext:value-type="float">
            <text:p>1</text:p>
          </table:table-cell>
          <table:table-cell/>
          <table:table-cell table:formula="of:=[.F8]/[.E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8]/([.N$1]^[.N8])/([.O$1]^[.O8])/([.P$1]^[.P8])/([.Q$1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formula="of:=[.B8]*[.B7]*[.B6]*[.B5]*[.B4]*[.B3]*[.B2]" office:value-type="float" office:value="56" calcext:value-type="float">
            <text:p>56</text:p>
          </table:table-cell>
          <table:table-cell table:formula="of:=[.C8]*[.C7]*[.C6]*[.C5]*[.C4]*[.C3]*[.C2]" office:value-type="float" office:value="5" calcext:value-type="float">
            <text:p>5</text:p>
          </table:table-cell>
          <table:table-cell table:formula="of:=[.D8]*[.D7]*[.D6]*[.D5]*[.D4]*[.D3]*[.D2]" office:value-type="float" office:value="1225" calcext:value-type="float">
            <text:p>12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708" calcext:value-type="float">
            <text:p>183708</text:p>
          </table:table-cell>
          <table:table-cell office:value-type="float" office:value="245760" calcext:value-type="float">
            <text:p>245760</text:p>
          </table:table-cell>
          <table:table-cell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[.B10]/([.$A$11]^[.B11])/([.$A$12]^[.B12])/([.$A$13]^[.B13])/([.$A$14]^[.B14])" office:value-type="float" office:value="1" calcext:value-type="float">
            <text:p>1</text:p>
          </table:table-cell>
          <table:table-cell table:formula="of:=[.C10]/([.$A$11]^[.C11])/([.$A$12]^[.C12])/([.$A$13]^[.C13])/([.$A$14]^[.C14])" office:value-type="float" office:value="1" calcext:value-type="float">
            <text:p>1</text:p>
          </table:table-cell>
          <table:table-cell table:formula="of:=[.D10]/([.$A$11]^[.D11])/([.$A$12]^[.D12])/([.$A$13]^[.D13])/([.$A$14]^[.D14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x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formula="of:=[.B10]/[.B9]" office:value-type="float" office:value="3280.5" calcext:value-type="float">
            <text:p>3280.5</text:p>
          </table:table-cell>
          <table:table-cell table:formula="of:=[.C10]/[.C9]" office:value-type="float" office:value="49152" calcext:value-type="float">
            <text:p>49152</text:p>
          </table:table-cell>
          <table:table-cell table:formula="of:=[.D10]/[.D9]" office:value-type="float" office:value="96" calcext:value-type="float">
            <text:p>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x2x2, 2x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[.B17]/([.$A$11]^[.B18])/([.$A$12]^[.B19])/([.$A$13]^[.B20])/([.$A$14]^[.B21])" office:value-type="float" office:value="0.5" calcext:value-type="float">
            <text:p>0.5</text:p>
          </table:table-cell>
          <table:table-cell table:formula="of:=[.C17]/([.$A$11]^[.C18])/([.$A$12]^[.C19])/([.$A$13]^[.C20])/([.$A$14]^[.C21])" office:value-type="float" office:value="1" calcext:value-type="float">
            <text:p>1</text:p>
          </table:table-cell>
          <table:table-cell table:formula="of:=[.D17]/([.$A$11]^[.D18])/([.$A$12]^[.D19])/([.$A$13]^[.D20])/([.$A$14]^[.D21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 table:style-name="ce14" office:value-type="string" calcext:value-type="string">
            <text:p>FAI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5,7,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formula="of:=[.B2]*[.C2]*[.D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F2]/([.G$1]^[.G2])/([.H$1]^[.H2])/([.I$1]^[.I2])/([.J$1]^[.J2])" office:value-type="float" office:value="1" calcext:value-type="float">
            <text:p>1</text:p>
          </table:table-cell>
          <table:table-cell/>
          <table:table-cell table:formula="of:=[.F2]/[.E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2]/([.N$1]^[.N2])/([.O$1]^[.O2])/([.P$1]^[.P2])/([.Q$1]^[.Q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3,7,8 or 4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3]*[.C3]*[.D3]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3]/([.G$1]^[.G3])/([.H$1]^[.H3])/([.I$1]^[.I3])/([.J$1]^[.J3])" office:value-type="float" office:value="1" calcext:value-type="float">
            <text:p>1</text:p>
          </table:table-cell>
          <table:table-cell/>
          <table:table-cell table:formula="of:=[.F3]/[.E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3]/([.N$1]^[.N3])/([.O$1]^[.O3])/([.P$1]^[.P3])/([.Q$1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9,9 or 3,6,9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[.B4]*[.C4]*[.D4]"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4]/([.G$1]^[.G4])/([.H$1]^[.H4])/([.I$1]^[.I4])/([.J$1]^[.J4])" office:value-type="float" office:value="1" calcext:value-type="float">
            <text:p>1</text:p>
          </table:table-cell>
          <table:table-cell/>
          <table:table-cell table:formula="of:=[.F4]/[.E4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4]/([.N$1]^[.N4])/([.O$1]^[.O4])/([.P$1]^[.P4])/([.Q$1]^[.Q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4" office:value-type="string" calcext:value-type="string">
            <text:p>5,8,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4" table:formula="of:=[.B5]*[.C5]*[.D5]" office:value-type="float" office:value="20" calcext:value-type="float">
            <text:p>20</text:p>
          </table:table-cell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F5]/([.G$1]^[.G5])/([.H$1]^[.H5])/([.I$1]^[.I5])/([.J$1]^[.J5])" office:value-type="float" office:value="1" calcext:value-type="float">
            <text:p>1</text:p>
          </table:table-cell>
          <table:table-cell table:style-name="ce14"/>
          <table:table-cell table:style-name="ce14" table:formula="of:=[.F5]/[.E5]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[.M5]/([.N$1]^[.N5])/([.O$1]^[.O5])/([.P$1]^[.P5])/([.Q$1]^[.Q5])" office:value-type="float" office:value="1" calcext:value-type="float">
            <text:p>1</text:p>
          </table:table-cell>
          <table:table-cell table:style-name="ce14"/>
          <table:table-cell table:number-columns-repeated="1005"/>
        </table:table-row>
        <table:table-row table:style-name="ro1">
          <table:table-cell table:style-name="Default" office:value-type="string" calcext:value-type="string">
            <text:p>2,6,5 or 3,4,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6]*[.C6]*[.D6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6]/([.G$1]^[.G6])/([.H$1]^[.H6])/([.I$1]^[.I6])/([.J$1]^[.J6])" office:value-type="float" office:value="1" calcext:value-type="float">
            <text:p>1</text:p>
          </table:table-cell>
          <table:table-cell/>
          <table:table-cell table:formula="of:=[.F6]/[.E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6]/([.N$1]^[.N6])/([.O$1]^[.O6])/([.P$1]^[.P6])/([.Q$1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4,8,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formula="of:=[.B7]*[.C7]*[.D7]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7]/([.G$1]^[.G7])/([.H$1]^[.H7])/([.I$1]^[.I7])/([.J$1]^[.J7])" office:value-type="float" office:value="1" calcext:value-type="float">
            <text:p>1</text:p>
          </table:table-cell>
          <table:table-cell/>
          <table:table-cell table:formula="of:=[.F7]/[.E7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7]/([.N$1]^[.N7])/([.O$1]^[.O7])/([.P$1]^[.P7])/([.Q$1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7,9 or 3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8]*[.C8]*[.D8]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8]/([.G$1]^[.G8])/([.H$1]^[.H8])/([.I$1]^[.I8])/([.J$1]^[.J8])" office:value-type="float" office:value="1" calcext:value-type="float">
            <text:p>1</text:p>
          </table:table-cell>
          <table:table-cell/>
          <table:table-cell table:formula="of:=[.F8]/[.E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8]/([.N$1]^[.N8])/([.O$1]^[.O8])/([.P$1]^[.P8])/([.Q$1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formula="of:=[.B8]*[.B7]*[.B6]*[.B5]*[.B4]*[.B3]*[.B2]" office:value-type="float" office:value="7" calcext:value-type="float">
            <text:p>7</text:p>
          </table:table-cell>
          <table:table-cell table:formula="of:=[.C8]*[.C7]*[.C6]*[.C5]*[.C4]*[.C3]*[.C2]" office:value-type="float" office:value="40" calcext:value-type="float">
            <text:p>40</text:p>
          </table:table-cell>
          <table:table-cell table:formula="of:=[.D8]*[.D7]*[.D6]*[.D5]*[.D4]*[.D3]*[.D2]"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708" calcext:value-type="float">
            <text:p>183708</text:p>
          </table:table-cell>
          <table:table-cell office:value-type="float" office:value="245760" calcext:value-type="float">
            <text:p>245760</text:p>
          </table:table-cell>
          <table:table-cell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number-columns-repeated="101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[.B10]/([.$A$11]^[.B11])/([.$A$12]^[.B12])/([.$A$13]^[.B13])/([.$A$14]^[.B14])" office:value-type="float" office:value="1" calcext:value-type="float">
            <text:p>1</text:p>
          </table:table-cell>
          <table:table-cell table:formula="of:=[.C10]/([.$A$11]^[.C11])/([.$A$12]^[.C12])/([.$A$13]^[.C13])/([.$A$14]^[.C14])" office:value-type="float" office:value="1" calcext:value-type="float">
            <text:p>1</text:p>
          </table:table-cell>
          <table:table-cell table:formula="of:=[.D10]/([.$A$11]^[.D11])/([.$A$12]^[.D12])/([.$A$13]^[.D13])/([.$A$14]^[.D14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x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formula="of:=[.B10]/[.B9]" office:value-type="float" office:value="26244" calcext:value-type="float">
            <text:p>26244</text:p>
          </table:table-cell>
          <table:table-cell table:formula="of:=[.C10]/[.C9]" office:value-type="float" office:value="6144" calcext:value-type="float">
            <text:p>6144</text:p>
          </table:table-cell>
          <table:table-cell table:formula="of:=[.D10]/[.D9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x2x2, 2x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[.B17]/([.$A$11]^[.B18])/([.$A$12]^[.B19])/([.$A$13]^[.B20])/([.$A$14]^[.B21])" office:value-type="float" office:value="1" calcext:value-type="float">
            <text:p>1</text:p>
          </table:table-cell>
          <table:table-cell table:formula="of:=[.C17]/([.$A$11]^[.C18])/([.$A$12]^[.C19])/([.$A$13]^[.C20])/([.$A$14]^[.C21])" office:value-type="float" office:value="1" calcext:value-type="float">
            <text:p>1</text:p>
          </table:table-cell>
          <table:table-cell table:formula="of:=[.D17]/([.$A$11]^[.D18])/([.$A$12]^[.D19])/([.$A$13]^[.D20])/([.$A$14]^[.D21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 table:style-name="ce14" office:value-type="string" calcext:value-type="string">
            <text:p>FAI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5,7,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float" office:value="5" calcext:value-type="float">
            <text:p>5</text:p>
          </table:table-cell>
          <table:table-cell table:formula="of:=[.B2]*[.C2]*[.D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formula="of:=[.F2]/([.G$1]^[.G2])/([.H$1]^[.H2])/([.I$1]^[.I2])/([.J$1]^[.J2])" office:value-type="float" office:value="1" calcext:value-type="float">
            <text:p>1</text:p>
          </table:table-cell>
          <table:table-cell/>
          <table:table-cell table:formula="of:=[.F2]/[.E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2]/([.N$1]^[.N2])/([.O$1]^[.O2])/([.P$1]^[.P2])/([.Q$1]^[.Q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3,7,8 or 4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formula="of:=[.B3]*[.C3]*[.D3]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3]/([.G$1]^[.G3])/([.H$1]^[.H3])/([.I$1]^[.I3])/([.J$1]^[.J3])" office:value-type="float" office:value="1" calcext:value-type="float">
            <text:p>1</text:p>
          </table:table-cell>
          <table:table-cell/>
          <table:table-cell table:formula="of:=[.F3]/[.E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3]/([.N$1]^[.N3])/([.O$1]^[.O3])/([.P$1]^[.P3])/([.Q$1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9,9 or 3,6,9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formula="of:=[.B4]*[.C4]*[.D4]"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4]/([.G$1]^[.G4])/([.H$1]^[.H4])/([.I$1]^[.I4])/([.J$1]^[.J4])" office:value-type="float" office:value="1" calcext:value-type="float">
            <text:p>1</text:p>
          </table:table-cell>
          <table:table-cell/>
          <table:table-cell table:formula="of:=[.F4]/[.E4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4]/([.N$1]^[.N4])/([.O$1]^[.O4])/([.P$1]^[.P4])/([.Q$1]^[.Q4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5,8,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formula="of:=[.B5]*[.C5]*[.D5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5]/([.G$1]^[.G5])/([.H$1]^[.H5])/([.I$1]^[.I5])/([.J$1]^[.J5])" office:value-type="float" office:value="1" calcext:value-type="float">
            <text:p>1</text:p>
          </table:table-cell>
          <table:table-cell/>
          <table:table-cell table:formula="of:=[.F5]/[.E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5]/([.N$1]^[.N5])/([.O$1]^[.O5])/([.P$1]^[.P5])/([.Q$1]^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6,5 or 3,4,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formula="of:=[.B6]*[.C6]*[.D6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[.F6]/([.G$1]^[.G6])/([.H$1]^[.H6])/([.I$1]^[.I6])/([.J$1]^[.J6])" office:value-type="float" office:value="1" calcext:value-type="float">
            <text:p>1</text:p>
          </table:table-cell>
          <table:table-cell/>
          <table:table-cell table:formula="of:=[.F6]/[.E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6]/([.N$1]^[.N6])/([.O$1]^[.O6])/([.P$1]^[.P6])/([.Q$1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4,8,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formula="of:=[.B7]*[.C7]*[.D7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F7]/([.G$1]^[.G7])/([.H$1]^[.H7])/([.I$1]^[.I7])/([.J$1]^[.J7])" office:value-type="float" office:value="1" calcext:value-type="float">
            <text:p>1</text:p>
          </table:table-cell>
          <table:table-cell/>
          <table:table-cell table:formula="of:=[.F7]/[.E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7]/([.N$1]^[.N7])/([.O$1]^[.O7])/([.P$1]^[.P7])/([.Q$1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7,9 or 3,6,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formula="of:=[.B8]*[.C8]*[.D8]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[.F8]/([.G$1]^[.G8])/([.H$1]^[.H8])/([.I$1]^[.I8])/([.J$1]^[.J8])" office:value-type="float" office:value="1" calcext:value-type="float">
            <text:p>1</text:p>
          </table:table-cell>
          <table:table-cell/>
          <table:table-cell table:formula="of:=[.F8]/[.E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formula="of:=[.M8]/([.N$1]^[.N8])/([.O$1]^[.O8])/([.P$1]^[.P8])/([.Q$1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formula="of:=[.B8]*[.B7]*[.B6]*[.B5]*[.B4]*[.B3]*[.B2]" office:value-type="float" office:value="252" calcext:value-type="float">
            <text:p>252</text:p>
          </table:table-cell>
          <table:table-cell table:formula="of:=[.C8]*[.C7]*[.C6]*[.C5]*[.C4]*[.C3]*[.C2]" office:value-type="float" office:value="320" calcext:value-type="float">
            <text:p>320</text:p>
          </table:table-cell>
          <table:table-cell table:style-name="ce14" table:formula="of:=[.D8]*[.D7]*[.D6]*[.D5]*[.D4]*[.D3]*[.D2]" office:value-type="float" office:value="235200" calcext:value-type="float">
            <text:p>235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708" calcext:value-type="float">
            <text:p>183708</text:p>
          </table:table-cell>
          <table:table-cell office:value-type="float" office:value="245760" calcext:value-type="float">
            <text:p>245760</text:p>
          </table:table-cell>
          <table:table-cell table:style-name="ce14"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number-columns-repeated="101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[.B10]/([.$A$11]^[.B11])/([.$A$12]^[.B12])/([.$A$13]^[.B13])/([.$A$14]^[.B14])" office:value-type="float" office:value="1" calcext:value-type="float">
            <text:p>1</text:p>
          </table:table-cell>
          <table:table-cell table:formula="of:=[.C10]/([.$A$11]^[.C11])/([.$A$12]^[.C12])/([.$A$13]^[.C13])/([.$A$14]^[.C14])" office:value-type="float" office:value="1" calcext:value-type="float">
            <text:p>1</text:p>
          </table:table-cell>
          <table:table-cell table:style-name="ce14" table:formula="of:=[.D10]/([.$A$11]^[.D11])/([.$A$12]^[.D12])/([.$A$13]^[.D13])/([.$A$14]^[.D14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x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formula="of:=[.B10]/[.B9]" office:value-type="float" office:value="729" calcext:value-type="float">
            <text:p>729</text:p>
          </table:table-cell>
          <table:table-cell table:formula="of:=[.C10]/[.C9]" office:value-type="float" office:value="768" calcext:value-type="float">
            <text:p>768</text:p>
          </table:table-cell>
          <table:table-cell table:style-name="ce14" table:formula="of:=[.D10]/[.D9]" office:value-type="float" office:value="0.5" calcext:value-type="float">
            <text:p>0.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x2x2, 2x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[.B17]/([.$A$11]^[.B18])/([.$A$12]^[.B19])/([.$A$13]^[.B20])/([.$A$14]^[.B21])" office:value-type="float" office:value="1" calcext:value-type="float">
            <text:p>1</text:p>
          </table:table-cell>
          <table:table-cell table:formula="of:=[.C17]/([.$A$11]^[.C18])/([.$A$12]^[.C19])/([.$A$13]^[.C20])/([.$A$14]^[.C21])" office:value-type="float" office:value="1" calcext:value-type="float">
            <text:p>1</text:p>
          </table:table-cell>
          <table:table-cell table:style-name="ce14" table:formula="of:=[.D17]/([.$A$11]^[.D18])/([.$A$12]^[.D19])/([.$A$13]^[.D20])/([.$A$14]^[.D21])" office:value-type="float" office:value="0.5" calcext:value-type="float">
            <text:p>0.5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 table:style-name="ce14" office:value-type="string" calcext:value-type="string">
            <text:p>FAIL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Targ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5,7,8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formula="of:=[.B2]*[.C2]*[.D2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]/([.G$1]^[.G2])/([.H$1]^[.H2])/([.I$1]^[.I2])/([.J$1]^[.J2])" office:value-type="float" office:value="1" calcext:value-type="float">
            <text:p>1</text:p>
          </table:table-cell>
          <table:table-cell/>
          <table:table-cell table:formula="of:=[.F2]/[.E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2]/([.N$1]^[.N2])/([.O$1]^[.O2])/([.P$1]^[.P2])/([.Q$1]^[.Q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3,7,8 or 4,6,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3]*[.C3]*[.D3]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3]/([.G$1]^[.G3])/([.H$1]^[.H3])/([.I$1]^[.I3])/([.J$1]^[.J3])" office:value-type="float" office:value="1" calcext:value-type="float">
            <text:p>1</text:p>
          </table:table-cell>
          <table:table-cell/>
          <table:table-cell table:formula="of:=[.F3]/[.E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3]/([.N$1]^[.N3])/([.O$1]^[.O3])/([.P$1]^[.P3])/([.Q$1]^[.Q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9,9 or 3,6,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formula="of:=[.B4]*[.C4]*[.D4]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/([.G$1]^[.G4])/([.H$1]^[.H4])/([.I$1]^[.I4])/([.J$1]^[.J4])" office:value-type="float" office:value="1" calcext:value-type="float">
            <text:p>1</text:p>
          </table:table-cell>
          <table:table-cell/>
          <table:table-cell table:formula="of:=[.F4]/[.E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4]/([.N$1]^[.N4])/([.O$1]^[.O4])/([.P$1]^[.P4])/([.Q$1]^[.Q4])" office:value-type="float" office:value="0.0123456790123457" calcext:value-type="float">
            <text:p>0.012345679012346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5,8,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formula="of:=[.B5]*[.C5]*[.D5]"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5]/([.G$1]^[.G5])/([.H$1]^[.H5])/([.I$1]^[.I5])/([.J$1]^[.J5])" office:value-type="float" office:value="1" calcext:value-type="float">
            <text:p>1</text:p>
          </table:table-cell>
          <table:table-cell/>
          <table:table-cell table:formula="of:=[.F5]/[.E5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5]/([.N$1]^[.N5])/([.O$1]^[.O5])/([.P$1]^[.P5])/([.Q$1]^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6,5 or 3,4,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formula="of:=[.B6]*[.C6]*[.D6]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]/([.G$1]^[.G6])/([.H$1]^[.H6])/([.I$1]^[.I6])/([.J$1]^[.J6])" office:value-type="float" office:value="1" calcext:value-type="float">
            <text:p>1</text:p>
          </table:table-cell>
          <table:table-cell/>
          <table:table-cell table:formula="of:=[.F6]/[.E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6]/([.N$1]^[.N6])/([.O$1]^[.O6])/([.P$1]^[.P6])/([.Q$1]^[.Q6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4,8,8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formula="of:=[.B7]*[.C7]*[.D7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7]/([.G$1]^[.G7])/([.H$1]^[.H7])/([.I$1]^[.I7])/([.J$1]^[.J7])" office:value-type="float" office:value="1" calcext:value-type="float">
            <text:p>1</text:p>
          </table:table-cell>
          <table:table-cell/>
          <table:table-cell table:formula="of:=[.F7]/[.E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M7]/([.N$1]^[.N7])/([.O$1]^[.O7])/([.P$1]^[.P7])/([.Q$1]^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2,7,9 or 3,6,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formula="of:=[.B8]*[.C8]*[.D8]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8]/([.G$1]^[.G8])/([.H$1]^[.H8])/([.I$1]^[.I8])/([.J$1]^[.J8])" office:value-type="float" office:value="1" calcext:value-type="float">
            <text:p>1</text:p>
          </table:table-cell>
          <table:table-cell/>
          <table:table-cell table:formula="of:=[.F8]/[.E8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8]/([.N$1]^[.N8])/([.O$1]^[.O8])/([.P$1]^[.P8])/([.Q$1]^[.Q8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formula="of:=[.B8]*[.B7]*[.B6]*[.B5]*[.B4]*[.B3]*[.B2]" office:value-type="float" office:value="252" calcext:value-type="float">
            <text:p>252</text:p>
          </table:table-cell>
          <table:table-cell table:style-name="ce14" table:formula="of:=[.C8]*[.C7]*[.C6]*[.C5]*[.C4]*[.C3]*[.C2]" office:value-type="float" office:value="2880" calcext:value-type="float">
            <text:p>2880</text:p>
          </table:table-cell>
          <table:table-cell table:formula="of:=[.D8]*[.D7]*[.D6]*[.D5]*[.D4]*[.D3]*[.D2]"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708" calcext:value-type="float">
            <text:p>183708</text:p>
          </table:table-cell>
          <table:table-cell table:style-name="ce14" office:value-type="float" office:value="245760" calcext:value-type="float">
            <text:p>245760</text:p>
          </table:table-cell>
          <table:table-cell office:value-type="float" office:value="117600" calcext:value-type="float">
            <text:p>11760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x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formula="of:=[.B10]/([.$A$11]^[.B11])/([.$A$12]^[.B12])/([.$A$13]^[.B13])/([.$A$14]^[.B14])" office:value-type="float" office:value="1" calcext:value-type="float">
            <text:p>1</text:p>
          </table:table-cell>
          <table:table-cell table:style-name="ce14" table:formula="of:=[.C10]/([.$A$11]^[.C11])/([.$A$12]^[.C12])/([.$A$13]^[.C13])/([.$A$14]^[.C14])" office:value-type="float" office:value="1" calcext:value-type="float">
            <text:p>1</text:p>
          </table:table-cell>
          <table:table-cell table:formula="of:=[.D10]/([.$A$11]^[.D11])/([.$A$12]^[.D12])/([.$A$13]^[.D13])/([.$A$14]^[.D14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2x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formula="of:=[.B10]/[.B9]" office:value-type="float" office:value="729" calcext:value-type="float">
            <text:p>729</text:p>
          </table:table-cell>
          <table:table-cell table:style-name="ce14" table:formula="of:=[.C10]/[.C9]" office:value-type="float" office:value="85.3333333333333" calcext:value-type="float">
            <text:p>85.3333333333333</text:p>
          </table:table-cell>
          <table:table-cell table:formula="of:=[.D10]/[.D9]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x2x2, 2x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formula="of:=[.B17]/([.$A$11]^[.B18])/([.$A$12]^[.B19])/([.$A$13]^[.B20])/([.$A$14]^[.B21])" office:value-type="float" office:value="0.111111111111111" calcext:value-type="float">
            <text:p>0.111111111111111</text:p>
          </table:table-cell>
          <table:table-cell table:style-name="ce14" table:formula="of:=[.C17]/([.$A$11]^[.C18])/([.$A$12]^[.C19])/([.$A$13]^[.C20])/([.$A$14]^[.C21])" office:value-type="float" office:value="0.333333333333333" calcext:value-type="float">
            <text:p>0.333333333333333</text:p>
          </table:table-cell>
          <table:table-cell table:formula="of:=[.D17]/([.$A$11]^[.D18])/([.$A$12]^[.D19])/([.$A$13]^[.D20])/([.$A$14]^[.D21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22:17:14.381912687</meta:creation-date>
    <dc:date>2021-02-21T00:27:15.540994471</dc:date>
    <meta:editing-duration>PT3M27S</meta:editing-duration>
    <meta:editing-cycles>1</meta:editing-cycles>
    <meta:document-statistic meta:table-count="10" meta:cell-count="1947" meta:object-count="0"/>
    <meta:generator>LibreOffice/6.4.6.2$Linux_X86_64 LibreOffice_project/40$Build-2</meta:generator>
  </office:meta>
</office:document-meta>
</file>